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76pt"/>
    </style:style>
    <style:style style:name="co3" style:family="table-column">
      <style:table-column-properties fo:break-before="auto" style:column-width="19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fo:color="#080808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/>
    </style:style>
    <style:style style:name="T2" style:family="text">
      <style:text-properties style:font-style-complex="normal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 fo:color="#1750eb"/>
    </style:style>
    <style:style style:name="T3" style:family="text">
      <style:text-properties style:font-style-complex="normal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 fo:color="#080808"/>
    </style:style>
    <style:style style:name="T4" style:family="text">
      <style:text-properties style:font-style-complex="normal" fo:color="#080808" fo:font-style="normal" style:font-name-asian="JetBrains Mono" style:font-name-complex="JetBrains Mono" style:font-size-asian="10pt" style:font-size-complex="10pt" style:font-weight-asian="normal" style:font-weight-complex="normal" style:font-style-asian="normal"/>
    </style:style>
    <style:style style:name="T5" style:family="text">
      <style:text-properties style:font-style-complex="normal" fo:font-style="normal" style:font-name-asian="JetBrains Mono" style:font-name-complex="JetBrains Mono" style:font-size-asian="10pt" style:font-size-complex="10pt" style:font-weight-asian="normal" style:font-weight-complex="normal" style:font-style-asian="normal" fo:color="#1750eb"/>
    </style:style>
    <style:style style:name="T6" style:family="text">
      <style:text-properties style:font-style-complex="normal" fo:font-style="normal" style:font-name-asian="JetBrains Mono" style:font-name-complex="JetBrains Mono" style:font-size-asian="10pt" style:font-size-complex="10pt" style:font-weight-asian="normal" style:font-weight-complex="normal" style:font-style-asian="normal" fo:color="#08080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1" table:number-columns-repeated="5" table:default-cell-style-name="Default"/>
        <table:table-row table:style-name="ro1" table:number-rows-repeated="7"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olor[RGB]</text:p>
          </table:table-cell>
          <table:table-cell table:style-name="ce1" office:value-type="string" calcext:value-type="string">
            <text:p>Color to Visualize[RGB]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[0,0,0]</text:p>
          </table:table-cell>
          <table:table-cell table:style-name="ce2"/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'skin'</text:p>
          </table:table-cell>
          <table:table-cell office:value-type="string" calcext:value-type="string">
            <text:p>[1,1,1]</text:p>
          </table:table-cell>
          <table:table-cell office:value-type="string" calcext:value-type="string">
            <text:p><text:span text:style-name="T1">[</text:span><text:span text:style-name="T2">0</text:span><text:span text:style-name="T3">, </text:span><text:span text:style-name="T2">85</text:span><text:span text:style-name="T3">, </text:span><text:span text:style-name="T2">255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'r_eyebrow’</text:p>
          </table:table-cell>
          <table:table-cell office:value-type="string" calcext:value-type="string">
            <text:p>[2,2,2]</text:p>
          </table:table-cell>
          <table:table-cell office:value-type="string" calcext:value-type="string">
            <text:p><text:span text:style-name="T1">[</text:span><text:span text:style-name="T2">0</text:span><text:span text:style-name="T3">, </text:span><text:span text:style-name="T2">170</text:span><text:span text:style-name="T3">, </text:span><text:span text:style-name="T2">255</text:span><text:span text:style-name="T3">]</text:span></text:p>
          </table:table-cell>
          <table:table-cell table:number-columns-repeated="5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'l_eyebrow’</text:p>
          </table:table-cell>
          <table:table-cell table:style-name="ce13" office:value-type="string" calcext:value-type="string">
            <text:p>[3,3,3]</text:p>
          </table:table-cell>
          <table:table-cell table:style-name="ce13" office:value-type="string" calcext:value-type="string">
            <text:p><text:span text:style-name="T4">[</text:span><text:span text:style-name="T5">85</text:span><text:span text:style-name="T6">, </text:span><text:span text:style-name="T5">0</text:span><text:span text:style-name="T6">, </text:span><text:span text:style-name="T5">255</text:span><text:span text:style-name="T6">]</text:span>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'r_eye'</text:p>
          </table:table-cell>
          <table:table-cell table:style-name="ce2" office:value-type="string" calcext:value-type="string">
            <text:p>[4,4,4]</text:p>
          </table:table-cell>
          <table:table-cell office:value-type="string" calcext:value-type="string">
            <text:p><text:span text:style-name="T1">[</text:span><text:span text:style-name="T2">170</text:span><text:span text:style-name="T3">, </text:span><text:span text:style-name="T2">0</text:span><text:span text:style-name="T3">, </text:span><text:span text:style-name="T2">255</text:span><text:span text:style-name="T3">]</text:span>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'l_eye'</text:p>
          </table:table-cell>
          <table:table-cell table:style-name="ce13" office:value-type="string" calcext:value-type="string">
            <text:p>[5,5,5]</text:p>
          </table:table-cell>
          <table:table-cell table:style-name="ce13" office:value-type="string" calcext:value-type="string">
            <text:p><text:span text:style-name="T4">[</text:span><text:span text:style-name="T5">0</text:span><text:span text:style-name="T6">, </text:span><text:span text:style-name="T5">255</text:span><text:span text:style-name="T6">, </text:span><text:span text:style-name="T5">0</text:span><text:span text:style-name="T6">]</text:span></text:p>
          </table:table-cell>
          <table:table-cell table:number-columns-repeated="2"/>
          <table:table-cell table:style-name="ce5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3"/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'r_ear'</text:p>
          </table:table-cell>
          <table:table-cell office:value-type="string" calcext:value-type="string">
            <text:p>[7,7,7]</text:p>
          </table:table-cell>
          <table:table-cell office:value-type="string" calcext:value-type="string">
            <text:p><text:span text:style-name="T1">[</text:span><text:span text:style-name="T2">0</text:span><text:span text:style-name="T3">, </text:span><text:span text:style-name="T2">255</text:span><text:span text:style-name="T3">, </text:span><text:span text:style-name="T2">170</text:span><text:span text:style-name="T3">]</text:span>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'l_ear'</text:p>
          </table:table-cell>
          <table:table-cell table:style-name="ce13" office:value-type="string" calcext:value-type="string">
            <text:p>[8,8,8]</text:p>
          </table:table-cell>
          <table:table-cell table:style-name="ce13" office:value-type="string" calcext:value-type="string">
            <text:p><text:span text:style-name="T4">[</text:span><text:span text:style-name="T5">85</text:span><text:span text:style-name="T6">, </text:span><text:span text:style-name="T5">255</text:span><text:span text:style-name="T6">, </text:span><text:span text:style-name="T5">0</text:span><text:span text:style-name="T6">]</text:span></text:p>
          </table:table-cell>
          <table:table-cell table:number-columns-repeated="2"/>
          <table:table-cell table:style-name="ce5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number-columns-repeated="3"/>
          <table:table-cell table:number-columns-repeated="2"/>
          <table:table-cell table:style-name="ce5"/>
          <table:table-cell table:style-name="ce6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'nose'</text:p>
          </table:table-cell>
          <table:table-cell office:value-type="string" calcext:value-type="string">
            <text:p>[10,10,10]</text:p>
          </table:table-cell>
          <table:table-cell office:value-type="string" calcext:value-type="string">
            <text:p><text:span text:style-name="T1">[</text:span><text:span text:style-name="T2">255</text:span><text:span text:style-name="T3">, </text:span><text:span text:style-name="T2">0</text:span><text:span text:style-name="T3">, </text:span><text:span text:style-name="T2">0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'mouth'</text:p>
          </table:table-cell>
          <table:table-cell office:value-type="string" calcext:value-type="string">
            <text:p>[11,11,11]</text:p>
          </table:table-cell>
          <table:table-cell office:value-type="string" calcext:value-type="string">
            <text:p><text:span text:style-name="T1">[</text:span><text:span text:style-name="T2">255</text:span><text:span text:style-name="T3">, </text:span><text:span text:style-name="T2">0</text:span><text:span text:style-name="T3">, </text:span><text:span text:style-name="T2">85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'u_lip'</text:p>
          </table:table-cell>
          <table:table-cell office:value-type="string" calcext:value-type="string">
            <text:p>[12,12,12]</text:p>
          </table:table-cell>
          <table:table-cell office:value-type="string" calcext:value-type="string">
            <text:p><text:span text:style-name="T1">[</text:span><text:span text:style-name="T2">255</text:span><text:span text:style-name="T3">, </text:span><text:span text:style-name="T2">0</text:span><text:span text:style-name="T3">, </text:span><text:span text:style-name="T2">170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<text:s/>'l_lip'</text:p>
          </table:table-cell>
          <table:table-cell office:value-type="string" calcext:value-type="string">
            <text:p>[13,13,13]</text:p>
          </table:table-cell>
          <table:table-cell office:value-type="string" calcext:value-type="string">
            <text:p><text:span text:style-name="T1">[</text:span><text:span text:style-name="T2">255</text:span><text:span text:style-name="T3">, </text:span><text:span text:style-name="T2">85</text:span><text:span text:style-name="T3">, </text:span><text:span text:style-name="T2">0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'neck'</text:p>
          </table:table-cell>
          <table:table-cell office:value-type="string" calcext:value-type="string">
            <text:p>[14,14,14]</text:p>
          </table:table-cell>
          <table:table-cell office:value-type="string" calcext:value-type="string">
            <text:p><text:span text:style-name="T1">[</text:span><text:span text:style-name="T2">255</text:span><text:span text:style-name="T3">, </text:span><text:span text:style-name="T2">170</text:span><text:span text:style-name="T3">, </text:span><text:span text:style-name="T2">0</text:span><text:span text:style-name="T3">]</text:span>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'cloth'</text:p>
          </table:table-cell>
          <table:table-cell office:value-type="string" calcext:value-type="string">
            <text:p>[16,16,16]</text:p>
          </table:table-cell>
          <table:table-cell office:value-type="string" calcext:value-type="string">
            <text:p><text:span text:style-name="T1">[</text:span><text:span text:style-name="T2">85</text:span><text:span text:style-name="T3">, </text:span><text:span text:style-name="T2">255</text:span><text:span text:style-name="T3">, </text:span><text:span text:style-name="T2">255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'hair'</text:p>
          </table:table-cell>
          <table:table-cell office:value-type="string" calcext:value-type="string">
            <text:p>[17,17,17]</text:p>
          </table:table-cell>
          <table:table-cell office:value-type="string" calcext:value-type="string">
            <text:p><text:span text:style-name="T1">[</text:span><text:span text:style-name="T2">170</text:span><text:span text:style-name="T3">, </text:span><text:span text:style-name="T2">255</text:span><text:span text:style-name="T3">, </text:span><text:span text:style-name="T2">255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'hat’</text:p>
          </table:table-cell>
          <table:table-cell office:value-type="string" calcext:value-type="string">
            <text:p>[18,18,18]</text:p>
          </table:table-cell>
          <table:table-cell office:value-type="string" calcext:value-type="string">
            <text:p><text:span text:style-name="T1">[</text:span><text:span text:style-name="T2">255</text:span><text:span text:style-name="T3">, </text:span><text:span text:style-name="T2">0</text:span><text:span text:style-name="T3">, </text:span><text:span text:style-name="T2">255</text:span><text:span text:style-name="T3">]</text:span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09:13:44.488512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2:36:27.481635725</meta:creation-date>
    <dc:date>2020-07-21T10:58:21.412618566</dc:date>
    <meta:editing-duration>P1DT1H52M4S</meta:editing-duration>
    <meta:editing-cycles>5</meta:editing-cycles>
    <meta:generator>LibreOffice/6.0.7.3$Linux_X86_64 LibreOffice_project/00m0$Build-3</meta:generator>
    <meta:document-statistic meta:table-count="1" meta:cell-count="69" meta:object-count="0"/>
  </office:meta>
</office:document-meta>
</file>